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873cm"/>
    </style:style>
    <style:style style:name="pr7" style:family="presentation" style:parent-style-name="Standard-outline1">
      <style:graphic-properties fo:min-height="13.951cm"/>
    </style:style>
    <style:style style:name="pr8" style:family="presentation" style:parent-style-name="Standard-outline1">
      <style:graphic-properties fo:min-height="14.417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outline1">
      <style:graphic-properties fo:min-height="17.045cm"/>
    </style:style>
    <style:style style:name="pr11" style:family="presentation" style:parent-style-name="Standard-outline1">
      <style:graphic-properties fo:min-height="14.653cm"/>
    </style:style>
    <style:style style:name="pr12" style:family="presentation" style:parent-style-name="Standard-outline1">
      <style:graphic-properties fo:min-height="16.188cm"/>
    </style:style>
    <style:style style:name="pr13" style:family="presentation" style:parent-style-name="Standard-outline1">
      <style:graphic-properties fo:min-height="15.983cm"/>
    </style:style>
    <style:style style:name="co1" style:family="table-column">
      <style:table-column-properties style:column-width="3.148cm" style:use-optimal-column-width="false"/>
    </style:style>
    <style:style style:name="co2" style:family="table-column">
      <style:table-column-properties style:column-width="3.23cm" style:use-optimal-column-width="false"/>
    </style:style>
    <style:style style:name="co3" style:family="table-column">
      <style:table-column-properties style:column-width="2.291cm" style:use-optimal-column-width="false"/>
    </style:style>
    <style:style style:name="co4" style:family="table-column">
      <style:table-column-properties style:column-width="0.79cm" style:use-optimal-column-width="false"/>
    </style:style>
    <style:style style:name="ro1" style:family="table-row">
      <style:table-row-properties style:row-height="0.95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2.854cm"/>
    </style:style>
    <style:style style:name="ce1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none" fo:border-top="none" fo:border-bottom="none"/>
    </style:style>
    <style:style style:name="ce4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-left="none" fo:border-right="0.03pt solid #000000" fo:border-top="none" fo:border-bottom="none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</style:style>
    <style:style style:name="ce6" style:family="table-cell">
      <loext:graphic-properties draw:fill="solid" draw:fill-color="#ffffff" style:repeat="repeat" fo:padding-top="0.1cm" fo:padding-bottom="0.1cm" fo:padding-left="0.1cm" fo:padding-right="0.1cm"/>
      <style:paragraph-properties fo:text-align="end" fo:border="none"/>
    </style:style>
    <style:style style:name="ce7" style:family="table-cell">
      <loext:graphic-properties style:repeat="repea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 fo:padding-top="0.1cm" fo:padding-bottom="0.1cm" fo:padding-left="0.1cm" fo:padding-right="0.1cm"/>
      <style:paragraph-properties fo:border-left="0.03pt solid #000000" fo:border-right="0.03pt solid #000000" fo:border-top="none" fo:border-bottom="none"/>
    </style:style>
    <style:style style:name="ce10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11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1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</style:style>
    <style:style style:name="ce13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</style:style>
    <style:style style:name="ce14" style:family="table-cell">
      <loext:graphic-properties draw:fill="solid" draw:fill-color="#ffffff" style:repeat="repeat"/>
      <style:paragraph-properties fo:border="0.03pt solid #000000"/>
    </style:style>
    <style:style style:name="ce1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 style:font-size-asian="18pt" style:font-size-complex="18pt"/>
    </style:style>
    <style:style style:name="ce16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fo:background-color="transparent"/>
    </style:style>
    <style:style style:name="ce17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fo:background-color="transparent"/>
    </style:style>
    <style:style style:name="ce18" style:family="table-cell">
      <loext:graphic-properties draw:fill-color="#ffffff" style:repeat="repeat"/>
      <style:paragraph-properties fo:border-left="0.03pt solid #ffffff" fo:border-right="0.03pt solid #ffffff" fo:border-top="none" fo:border-bottom="0.03pt solid #ffffff"/>
      <style:text-properties fo:font-size="18pt" fo:background-color="transparent"/>
    </style:style>
    <style:style style:name="ce19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background-color="transparen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background-color="transparen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bor Verteilte System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Protokoll Entwurf V2.6</text:p>
            <text:p>MES Semester 2</text:p>
            <text:p>10.5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chrichten Header<text:span text:style-name="T1"> V2.6</text:span></text:p>
          </draw:text-box>
        </draw:frame>
        <draw:frame draw:style-name="Standard_5f_1_5f_1_5f_1" draw:layer="layout" svg:width="25.198cm" svg:height="6.682cm" svg:x="1.572cm" svg:y="8.3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 text:style-name="P2"><text:span text:style-name="T2">31</text:span></text:p>
              </table:table-cell>
              <table:table-cell table:style-name="ce2">
                <text:p text:style-name="P3"><text:span text:style-name="T3">24</text:span></text:p>
              </table:table-cell>
              <table:table-cell>
                <text:p text:style-name="P2"><text:span text:style-name="T2">23</text:span></text:p>
              </table:table-cell>
              <table:table-cell table:style-name="ce4">
                <text:p text:style-name="P3"><text:span text:style-name="T2">16</text:span></text:p>
              </table:table-cell>
              <table:table-cell table:style-name="ce5">
                <text:p text:style-name="P2"><text:span text:style-name="T2">15</text:span></text:p>
              </table:table-cell>
              <table:table-cell table:style-name="ce6">
                <text:p text:style-name="P3"><text:span text:style-name="T2">8</text:span></text:p>
              </table:table-cell>
              <table:table-cell table:number-columns-spanned="2">
                <text:p text:style-name="P2"><text:span text:style-name="T2">7</text:span></text:p>
              </table:table-cell>
              <table:covered-table-cell table:style-name="ce7"/>
              <table:table-cell table:style-name="ce4">
                <text:p text:style-name="P4"><text:span text:style-name="T2">0</text:span></text:p>
              </table:table-cell>
            </table:table-row>
            <table:table-row table:style-name="ro1" table:default-cell-style-name="ce3">
              <table:table-cell table:style-name="ce1" table:number-columns-spanned="2"/>
              <table:covered-table-cell table:style-name="ce8"/>
              <table:table-cell table:number-columns-spanned="2"/>
              <table:covered-table-cell table:style-name="ce5"/>
              <table:table-cell table:number-columns-spanned="2"/>
              <table:covered-table-cell table:style-name="ce5"/>
              <table:table-cell table:style-name="ce9" table:number-columns-spanned="3"/>
              <table:covered-table-cell table:style-name="ce10"/>
              <table:covered-table-cell table:style-name="ce9"/>
            </table:table-row>
            <table:table-row table:style-name="ro2" table:default-cell-style-name="ce12">
              <table:table-cell table:style-name="ce11" table:number-columns-spanned="2">
                <text:p text:style-name="P4"><text:span text:style-name="T2">Priority</text:span></text:p>
              </table:table-cell>
              <table:covered-table-cell table:style-name="ce11"/>
              <table:table-cell table:number-columns-spanned="2">
                <text:p text:style-name="P4"><text:span text:style-name="T2">Version</text:span></text:p>
              </table:table-cell>
              <table:covered-table-cell/>
              <table:table-cell table:number-columns-spanned="2">
                <text:p text:style-name="P4"><text:span text:style-name="T2">Mode</text:span></text:p>
              </table:table-cell>
              <table:covered-table-cell table:style-name="ce13"/>
              <table:table-cell>
                <text:p text:style-name="P4"><text:span text:style-name="T2">Function</text:span></text:p>
              </table:table-cell>
              <table:table-cell table:style-name="ce14" table:number-columns-spanned="2">
                <text:p text:style-name="P4"><text:span text:style-name="T2">Type</text:span></text:p>
              </table:table-cell>
              <table:covered-table-cell/>
            </table:table-row>
            <table:table-row table:style-name="ro1" table:default-cell-style-name="ce16">
              <table:table-cell table:style-name="ce15" table:number-columns-spanned="4">
                <text:p text:style-name="P5"><text:span text:style-name="T4">Length</text:span></text:p>
              </table:table-cell>
              <table:covered-table-cell table:style-name="ce15"/>
              <table:covered-table-cell/>
              <table:covered-table-cell/>
              <table:table-cell table:number-columns-spanned="5">
                <text:p text:style-name="P5"><text:span text:style-name="T4">Reserved</text:span></text:p>
              </table:table-cell>
              <table:covered-table-cell/>
              <table:covered-table-cell table:style-name="ce17"/>
              <table:covered-table-cell table:style-name="ce18"/>
              <table:covered-table-cell table:style-name="ce17"/>
            </table:table-row>
            <table:table-row table:style-name="ro3" table:default-cell-style-name="ce20">
              <table:table-cell table:style-name="ce19" table:number-columns-spanned="9">
                <text:p text:style-name="P4"><text:span text:style-name="T2">Data</text:span></text:p>
              </table:table-cell>
              <table:covered-table-cell table:style-name="ce19"/>
              <table:covered-table-cell/>
              <table:covered-table-cell/>
              <table:covered-table-cell/>
              <table:covered-table-cell/>
              <table:covered-table-cell/>
              <table:covered-table-cell table:style-name="ce7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features</text:p>
          </draw:text-box>
        </draw:frame>
        <draw:frame presentation:style-name="pr6" draw:layer="layout" svg:width="25.199cm" svg:height="14.873cm" svg:x="1.4cm" svg:y="4.914cm" presentation:class="outline" presentation:user-transformed="true">
          <draw:text-box>
            <text:list text:style-name="L3">
              <text:list-item>
                <text:p>Kompatibel zur Status Anfrage</text:p>
              </text:list-item>
              <text:list-item>
                <text:p>Einfache Umsetzung</text:p>
                <text:p/>
                <text:p/>
              </text:list-item>
              <text:list-item>
                <text:p>Für alle Labore einsetzbar</text:p>
                <text:list>
                  <text:list-item>
                    <text:p>Labor 1: Priorität beliebig belegen</text:p>
                  </text:list-item>
                  <text:list-item>
                    <text:p>Labor 1 &amp; 2: Keine Broadcasts unterstützen</text:p>
                  </text:list-item>
                </text:list>
              </text:list-item>
              <text:list-item>
                <text:p>Einfach Aktualisierbar</text:p>
              </text:list-item>
              <text:list-item>
                <text:p>Client und Server Port: 11111</text:p>
              </text:list-item>
            </text:list>
          </draw:text-box>
        </draw:frame>
        <draw:custom-shape draw:style-name="gr2" draw:text-style-name="P4" xml:id="id3" draw:id="id3" draw:layer="layout" svg:width="3.8cm" svg:height="1.4cm" svg:x="23.1cm" svg:y="10.4cm">
          <text:p text:style-name="P4">Error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2.2cm" svg:y1="8.2cm" svg:x2="19.6cm" svg:y2="10.4cm" draw:start-shape="id1" draw:start-glue-point="2" draw:end-shape="id2" draw:end-glue-point="0" svg:d="M22200 8200v1100h-2600v1100" svg:viewBox="0 0 2601 2201">
          <text:p/>
        </draw:connector>
        <draw:connector draw:style-name="gr3" draw:text-style-name="P7" draw:layer="layout" svg:x1="22.2cm" svg:y1="8.2cm" svg:x2="25cm" svg:y2="10.4cm" draw:start-shape="id1" draw:start-glue-point="2" draw:end-shape="id3" draw:end-glue-point="0" svg:d="M22200 8200v1100h2800v1100" svg:viewBox="0 0 2801 2201">
          <text:p/>
        </draw:connector>
        <draw:custom-shape draw:style-name="gr4" draw:text-style-name="P8" draw:layer="layout" svg:width="2.6cm" svg:height="1.8cm" svg:x="17.8cm" svg:y="6.7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cm" svg:height="1.4cm" svg:x="20.3cm" svg:y="6.8cm">
          <text:p text:style-name="P4">Request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6cm" svg:height="1.8cm" svg:x="15.1cm" svg:y="10.3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8cm" svg:height="1.4cm" svg:x="17.7cm" svg:y="10.4cm">
          <text:p text:style-name="P4">Respon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7" draw:layer="layout" svg:width="25.199cm" svg:height="13.951cm" svg:x="1.4cm" svg:y="4.914cm" presentation:class="outline" presentation:user-transformed="true">
          <draw:text-box>
            <text:list text:style-name="L3">
              <text:list-item>
                <text:p>Priority : Nachrichten Priorität <text:s text:c="3"/>0 &gt; 255</text:p>
              </text:list-item>
              <text:list-item>
                <text:p>Version : Protokollversion PROTOCOL_VERSION = 14</text:p>
              </text:list-item>
              <text:list-item>
                <text:p>Sender Type / Mode:</text:p>
                <text:list>
                  <text:list-item>
                    <text:p>1 : Status Tracker<text:tab/>MODE_STATUS</text:p>
                  </text:list-item>
                  <text:list-item>
                    <text:p>2 : Server<text:tab/><text:tab/><text:tab/><text:tab/>MODE_SERVER</text:p>
                  </text:list-item>
                  <text:list-item>
                    <text:p>3 : Client<text:tab/><text:tab/><text:tab/><text:tab/>MODE_CLIENT</text:p>
                  </text:list-item>
                </text:list>
              </text:list-item>
              <text:list-item>
                <text:p>Length : Länge der Paketdaten (ohne Head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chreibung der Felder</text:p>
          </draw:text-box>
        </draw:frame>
        <draw:frame presentation:style-name="pr8" draw:layer="layout" svg:width="12.296cm" svg:height="14.417cm" svg:x="1.4cm" svg:y="4.914cm" presentation:class="outline" presentation:user-transformed="true">
          <draw:text-box>
            <text:list text:style-name="L3">
              <text:list-item>
                <text:p>Function (4 bit):</text:p>
                <text:list>
                  <text:list-item>
                    <text:p>0 : Set Polynome<text:line-break/>FNC_POLYNOME</text:p>
                  </text:list-item>
                  <text:list-item>
                    <text:p>1 : Decrypt Data<text:line-break/>FNC_DECRYPT</text:p>
                  </text:list-item>
                  <text:list-item>
                    <text:p>2 : Unlock server<text:line-break/>FNC_UNLOCK</text:p>
                  </text:list-item>
                  <text:list-item>
                    <text:p>5 : Broadcast<text:line-break/>FNC_BROADCAST</text:p>
                  </text:list-item>
                  <text:list-item>
                    <text:p>6 : Status<text:line-break/>FNC_STATUS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>
          <draw:text-box>
            <text:list text:style-name="L3">
              <text:list-item>
                <text:p>Type (4 bit):</text:p>
                <text:list>
                  <text:list-item>
                    <text:p>3 : Request<text:line-break/> <text:tab/>MSG_REQUEST</text:p>
                  </text:list-item>
                  <text:list-item>
                    <text:p>4 : Response<text:line-break/><text:tab/>MSG_RESPONSE</text:p>
                  </text:list-item>
                  <text:list-item>
                    <text:p>15 : Error<text:line-break/><text:tab/>MSG_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0 : No Error</text:span></text:p>
                <text:list>
                  <text:list-header>
                    <text:p><text:span text:style-name="T5">NO_ERROR</text:span></text:p>
                  </text:list-header>
                </text:list>
              </text:list-item>
              <text:list-item>
                <text:p><text:span text:style-name="T5">1 : Wrong Length</text:span></text:p>
                <text:list>
                  <text:list-header>
                    <text:p><text:span text:style-name="T5">ERR_PACKETLENGTH</text:span></text:p>
                  </text:list-header>
                </text:list>
              </text:list-item>
              <text:list-item>
                <text:p><text:span text:style-name="T5">2 : Invalid Version</text:span></text:p>
                <text:list>
                  <text:list-header>
                    <text:p><text:span text:style-name="T5">ERR_INVALIDVERSION</text:span></text:p>
                  </text:list-header>
                </text:list>
              </text:list-item>
              <text:list-item>
                <text:p><text:span text:style-name="T5">3 : Invalid Mode</text:span></text:p>
                <text:list>
                  <text:list-header>
                    <text:p><text:span text:style-name="T5">ERR_INVALIDMODE</text:span></text:p>
                  </text:list-header>
                </text:list>
              </text:list-item>
              <text:list-item>
                <text:p><text:span text:style-name="T5">4 : Unknown Function</text:span></text:p>
                <text:list>
                  <text:list-header>
                    <text:p><text:span text:style-name="T5">ERR_NOSUCHFUNCTION</text:span></text:p>
                  </text:list-header>
                </text:list>
              </text:list-item>
              <text:list-item>
                <text:p><text:span text:style-name="T5">5 : Invalid Type</text:span></text:p>
                <text:list>
                  <text:list-header>
                    <text:p><text:span text:style-name="T5">ERR_INVALIDTYPE</text:span></text:p>
                  </text:list-header>
                </text:list>
              </text:list-item>
              <text:list-item>
                <text:p><text:span text:style-name="T5">6 : Inkonsistenter Paketheader</text:span></text:p>
                <text:list>
                  <text:list-header>
                    <text:p><text:span text:style-name="T5">ERR_HEADER_DATA</text:span></text:p>
                  </text:list-header>
                </text:list>
              </text:list-item>
              <text:list-item>
                <text:p><text:span text:style-name="T5">8 : Data Error</text:span></text:p>
                <text:list>
                  <text:list-header>
                    <text:p><text:span text:style-name="T5">ERR_DATA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2.296cm" svg:height="15.259cm" svg:x="14.311cm" svg:y="4.914cm" presentation:class="outline" presentation:user-transformed="true">
          <draw:text-box>
            <text:list text:style-name="L3">
              <text:list-item>
                <text:p><text:span text:style-name="T5">16 : Server already used</text:span></text:p>
                <text:list>
                  <text:list-header>
                    <text:p><text:span text:style-name="T5">ERR_SERVERINUSE</text:span></text:p>
                  </text:list-header>
                </text:list>
              </text:list-item>
              <text:list-item>
                <text:p><text:span text:style-name="T5">32: Function timed out</text:span></text:p>
                <text:list>
                  <text:list-header>
                    <text:p><text:span text:style-name="T5">ERR_FUNCTIONTIMEOUT</text:span></text:p>
                  </text:list-header>
                </text:list>
              </text:list-item>
              <text:list-item>
                <text:p><text:span text:style-name="T5">33 : Funktions Ausführungs Fehler</text:span></text:p>
                <text:list>
                  <text:list-header>
                    <text:p><text:span text:style-name="T5">ERR_FUNCTIONEXEC</text:span></text:p>
                  </text:list-header>
                </text:list>
              </text:list-item>
              <text:list-item>
                <text:p><text:span text:style-name="T5">64 : Entschlüsselungs Fehler</text:span></text:p>
                <text:list>
                  <text:list-header>
                    <text:p><text:span text:style-name="T5">ERR_DECRYPT</text:span></text:p>
                  </text:list-header>
                </text:list>
              </text:list-item>
              <text:list-item>
                <text:p><text:span text:style-name="T5">128 : Allocation Error</text:span></text:p>
                <text:list>
                  <text:list-header>
                    <text:p><text:span text:style-name="T5">ERR_ALLOC</text:span></text:p>
                  </text:list-header>
                </text:list>
              </text:list-item>
              <text:list-item>
                <text:p><text:span text:style-name="T5">129 : Invalid Pointer Error</text:span></text:p>
                <text:list>
                  <text:list-header>
                    <text:p><text:span text:style-name="T5">ERR_INVALID_PTR</text:span></text:p>
                  </text:list-header>
                </text:list>
              </text:list-item>
              <text:list-item>
                <text:p><text:span text:style-name="T5">130 : Wrong Client / Server Connected</text:span></text:p>
                <text:list>
                  <text:list-header>
                    <text:p><text:span text:style-name="T5">ERR_NOTFORME</text:span></text:p>
                  </text:list-header>
                </text:list>
              </text:list-item>
              <text:list-item>
                <text:p><text:span text:style-name="T5">131 : No Generator Polynome was set</text:span></text:p>
                <text:list>
                  <text:list-header>
                    <text:p><text:span text:style-name="T5">ERR_NO_GP</text:span></text:p>
                  </text:list-header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codes (2)</text:p>
          </draw:text-box>
        </draw:frame>
        <draw:frame presentation:style-name="pr10" draw:text-style-name="P9" draw:layer="layout" svg:width="12.296cm" svg:height="17.045cm" svg:x="1.4cm" svg:y="4.914cm" presentation:class="outline" presentation:user-transformed="true">
          <draw:text-box>
            <text:list text:style-name="L3">
              <text:list-item>
                <text:p><text:span text:style-name="T5">252 : Konnte Paket nicht senden</text:span></text:p>
                <text:list>
                  <text:list-header>
                    <text:p><text:span text:style-name="T5">ERR_SEND_ERROR</text:span></text:p>
                  </text:list-header>
                </text:list>
              </text:list-item>
              <text:list-item>
                <text:p><text:span text:style-name="T5">253 : API nicht initialisiert</text:span></text:p>
                <text:list>
                  <text:list-header>
                    <text:p><text:span text:style-name="T5">ERR_NO_INIT</text:span></text:p>
                  </text:list-header>
                </text:list>
              </text:list-item>
              <text:list-item>
                <text:p><text:span text:style-name="T5">254 : Kein Paket am Socket</text:span></text:p>
                <text:list>
                  <text:list-header>
                    <text:p><text:span text:style-name="T5">ERR_NO_PACKET</text:span></text:p>
                  </text:list-header>
                </text:list>
              </text:list-item>
              <text:list-item>
                <text:p><text:span text:style-name="T5">255 : Unknown Error</text:span></text:p>
                <text:list>
                  <text:list-header>
                    <text:p><text:span text:style-name="T5">ERR_UNKNOWN</text:span></text:p>
                  </text:list-header>
                </text:list>
              </text:list-item>
            </text:list>
          </draw:text-box>
        </draw:frame>
        <draw:frame presentation:style-name="pr11" draw:text-style-name="P9" draw:layer="layout" svg:width="12.296cm" svg:height="14.653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ient-Server Kommunikation</text:p>
          </draw:text-box>
        </draw:frame>
        <draw:frame presentation:style-name="pr12" draw:layer="layout" svg:width="25.199cm" svg:height="16.188cm" svg:x="1.4cm" svg:y="4.914cm" presentation:class="outline" presentation:user-transformed="true">
          <draw:text-box>
            <text:list text:style-name="L3">
              <text:list-item>
                <text:p>Set Polynome : <text:s/>2 Bytes (<text:span text:style-name="T6">signed</text:span>) Client ID<text:line-break/><text:tab/><text:tab/><text:tab/><text:tab/><text:tab/><text:tab/> <text:s/>16 Bit Polynome</text:p>
                <text:list>
                  <text:list-item>
                    <text:p>Response : Empty</text:p>
                  </text:list-item>
                </text:list>
              </text:list-item>
              <text:list-item>
                <text:p>Decrypt Data : 2 Bytes (<text:span text:style-name="T6">signed</text:span>) Client ID<text:line-break/><text:tab/><text:tab/><text:tab/><text:tab/><text:tab/><text:tab/>16 Bit Block ID<text:line-break/><text:tab/><text:tab/><text:tab/><text:tab/><text:tab/><text:tab/>Data to decrypt (n Bytes)</text:p>
                <text:list>
                  <text:list-item>
                    <text:p>Response : 2 Bytes (<text:span text:style-name="T6">signed</text:span>) Client ID<text:line-break/><text:tab/><text:tab/><text:tab/><text:tab/> 2 Byte Block ID<text:line-break/><text:tab/><text:tab/><text:tab/><text:tab/> Decrypted Data (n Byte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lient-Server Kommunikation</text:p>
          </draw:text-box>
        </draw:frame>
        <draw:frame presentation:style-name="pr13" draw:layer="layout" svg:width="25.199cm" svg:height="15.983cm" svg:x="1.4cm" svg:y="4.914cm" presentation:class="outline" presentation:user-transformed="true">
          <draw:text-box>
            <text:list text:style-name="L3">
              <text:list-item>
                <text:p>Unlock Server : 2 Byte (<text:span text:style-name="T6">signed</text:span>) Client ID</text:p>
                <text:list>
                  <text:list-item>
                    <text:p>Response : Emp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roadcasts und Statusabfrage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roadcast : Empty</text:p>
                <text:list>
                  <text:list-item>
                    <text:p>Response : Empty (Addresse vom Socket holen)</text:p>
                    <text:p/>
                  </text:list-item>
                </text:list>
              </text:list-item>
              <text:list-item>
                <text:p>Status : Empty</text:p>
                <text:list>
                  <text:list-item>
                    <text:p>Response : 2 Bytes (<text:span text:style-name="T6">signed</text:span>) Client ID<text:line-break/><text:tab/><text:tab/><text:tab/><text:tab/> 2 Reserved<text:line-break/><text:tab/><text:tab/><text:tab/><text:tab/> 4 Bytes Sequence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ehler Nachrichte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Header wie empfangen</text:p>
              </text:list-item>
              <text:list-item>
                <text:p>Da<text:span text:style-name="T7">ta : 1 Byte Error Code</text:span><text:span text:style-name="T7"><text:line-break/></text:span><text:span text:style-name="T7"><text:tab/></text:span><text:span text:style-name="T7"><text:tab/></text:span><text:span text:style-name="T7"> <text:s text:c="2"/>2 Byte Block ID</text:span><text:span text:style-name="T7"><text:line-break/></text:span><text:span text:style-name="T7"/></text:p>
              </text:list-item>
              <text:list-item>
                <text:p><text:span text:style-name="T7">Block ID nur bei <text:s/>ERR_SERVERINUSE &amp; ERR_DECRYPT sonst 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1:55:37.77</meta:creation-date>
    <meta:editing-duration>PT2H23S</meta:editing-duration>
    <meta:editing-cycles>25</meta:editing-cycles>
    <dc:date>2016-05-11T02:30:07.687772415</dc:date>
    <meta:generator>LibreOffice/5.1.2.2$Linux_X86_64 LibreOffice_project/10m0$Build-2</meta:generator>
    <meta:document-statistic meta:object-count="75"/>
  </office:meta>
</office:document-meta>
</file>